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5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5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37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en" fo:country="US" officeooo:rsid="002fe0a5" officeooo:paragraph-rsid="002fe0a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font-name="Times New Roman" fo:font-size="12pt" fo:language="en" fo:country="US" fo:font-weight="normal" officeooo:rsid="002fe0a5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58838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10" style:family="text">
      <style:text-properties officeooo:rsid="001ce55d"/>
    </style:style>
    <style:style style:name="T11" style:family="text">
      <style:text-properties officeooo:rsid="0024d641"/>
    </style:style>
    <style:style style:name="T12" style:family="text">
      <style:text-properties fo:language="en" fo:country="US" officeooo:rsid="002cb603"/>
    </style:style>
    <style:style style:name="T13" style:family="text">
      <style:text-properties fo:language="en" fo:country="US" officeooo:rsid="002fe0a5"/>
    </style:style>
    <style:style style:name="T1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НАУКИ И ВЫСШЕГО ОБРАЗОВАНИЯ РОССИЙСКОЙ ФЕДЕРАЦИИ</text:p>
      <text:p text:style-name="P25">федеральное государственное автономное образовательное учреждение высшего образования</text:p>
      <text:p text:style-name="P23">«САНКТ-ПЕТЕРБУРГСКИЙ ГОСУДАРСТВЕННЫЙ УНИВЕРСИТЕТ </text:p>
      <text:p text:style-name="P2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5">ОТЧЁТ</text:p>
      <text:p text:style-name="P21">ЗАЩИЩЁН С ОЦЕНКОЙ</text:p>
      <text:p text:style-name="P24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Николаев <text:span text:style-name="T11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2"/>
      <text:p text:style-name="P20">Отчёт по лабораторной работе №<text:span text:style-name="T13">4</text:span></text:p>
      <text:p text:style-name="P19"/>
      <text:p text:style-name="P29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0"/>
      <text:p text:style-name="P30"/>
      <text:p text:style-name="P34"/>
      <text:p text:style-name="P34"/>
      <text:p text:style-name="P34"/>
      <text:p text:style-name="P34"/>
      <text:p text:style-name="P31"/>
      <text:p text:style-name="P31"/>
      <text:p text:style-name="P17">Санкт-Петербург </text:p>
      <text:p text:style-name="P18">202<text:span text:style-name="T10">1</text:span></text:p>
      <text:p text:style-name="P27"><text:soft-page-break/><text:tab/><text:span text:style-name="T2">Цель работы </text:span></text:p>
      <text:p text:style-name="P38"><text:span text:style-name="T4"/></text:p>
      <text:p text:style-name="P38"><text:span text:style-name="T4"><text:tab/></text:span><text:span text:style-name="T3">Задание</text:span></text:p>
      <text:p text:style-name="P39"><text:span text:style-name="T9"/></text:p>
      <text:p text:style-name="P33"><text:span text:style-name="T15"><text:tab/></text:span><text:span text:style-name="T6">Планирование</text:span></text:p>
      <text:p text:style-name="P36"/>
      <text:p text:style-name="P33"><text:tab/><text:span text:style-name="T3">Текст программы и результат работы: </text:span></text:p>
      <text:p text:style-name="P26"><text:tab/></text:p>
      <text:p text:style-name="P22">Выводы </text:p>
      <text:p text:style-name="P28"><text:tab/>Были освоены принципы построения приложений на языке ассемблера для системы Texas Instruments, произведено ознакомление с командами и правилами построения программ, с методикой проектирования программ в среде программирования. В ходе работы была разработан алгоритм вычисляющий, полученное согласно варианту выражение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1-24T19:37:28.185000000</dc:date>
    <meta:editing-cycles>34</meta:editing-cycles>
    <meta:editing-duration>PT5H57M59S</meta:editing-duration>
    <meta:generator>LibreOffice/7.2.2.2$Windows_X86_64 LibreOffice_project/02b2acce88a210515b4a5bb2e46cbfb63fe97d56</meta:generator>
    <meta:document-statistic meta:table-count="2" meta:image-count="0" meta:object-count="0" meta:page-count="2" meta:paragraph-count="30" meta:word-count="117" meta:character-count="971" meta:non-whitespace-character-count="8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